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draw:auto-grow-height="true" fo:min-height="12.1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subtitle">
      <style:graphic-properties draw:fill-color="#ffffff" fo:min-height="12.19cm"/>
      <style:paragraph-properties style:writing-mode="lr-tb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-color="#ffffff"/>
      <style:text-properties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center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2" draw:layer="layout" svg:width="25.199cm" svg:height="12.19cm" svg:x="1.4cm" svg:y="0.628cm" presentation:class="subtitle" presentation:user-transformed="true">
          <draw:text-box>
            <text:p text:style-name="P1"><text:span text:style-name="T1">Deux grandeurs sont proportionnelles si :</text:span></text:p>
            <text:p text:style-name="P1"><text:span text:style-name="T1"><text:s text:c="3"/></text:span><text:span text:style-name="T1">- A) Les valeurs de l’une s’obtiennent en divisant les valeurs de l’autre par un même nombre.</text:span></text:p>
            <text:p text:style-name="P1"><text:span text:style-name="T1"><text:s text:c="3"/></text:span><text:span text:style-name="T1">- B) Les valeurs de l’une s’obtiennent en multipliant les valeurs de l’autre par un même nombre.</text:span></text:p>
            <text:p text:style-name="P1"><text:span text:style-name="T1"><text:s text:c="3"/></text:span><text:span text:style-name="T1">- C) Les valeurs de l’une s’obtiennent en ajoutant un même nombre aux valeurs de l’autre.</text:span></text:p>
            <text:p text:style-name="P1"><text:span text:style-name="T1"><text:s text:c="3"/></text:span><text:span text:style-name="T1">- D) Les valeurs de l’une s’obtiennent en soustrayant un même nombre aux valeurs de l’autr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2">
        <draw:frame presentation:style-name="pr3" draw:text-style-name="P2" draw:layer="layout" svg:width="25.199cm" svg:height="12.19cm" svg:x="1.4cm" svg:y="0.628cm" presentation:class="subtitle" presentation:user-transformed="true">
          <draw:text-box>
            <text:p text:style-name="P1"><text:span text:style-name="T2">Pour vérifier si deux grandeurs sont proportionnelles, on peut :</text:span></text:p>
            <text:p text:style-name="P1"><text:span text:style-name="T2"><text:s text:c="3"/></text:span><text:span text:style-name="T2">- A) Chercher s’il y a un coefficient de proportionnalité pour passer d’une grandeur à l’autre.</text:span></text:p>
            <text:p text:style-name="P1"><text:span text:style-name="T2"><text:s text:c="3"/></text:span><text:span text:style-name="T2">- B) Vérifier que la représentation graphique d’une grandeur en fonction de l’autre est constituée de points alignés avec l’origine du repère.</text:span></text:p>
            <text:p text:style-name="P1"><text:span text:style-name="T2"><text:s text:c="3"/></text:span><text:span text:style-name="T2">- C) Les deux réponses ci-dessus sont correctes.</text:span></text:p>
            <text:p text:style-name="P1"><text:span text:style-name="T2"><text:s text:c="3"/></text:span><text:span text:style-name="T2">- D) Aucune des réponses ci-dessus n'est correct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2">
        <draw:frame presentation:style-name="pr3" draw:text-style-name="P3" draw:layer="layout" svg:width="25.199cm" svg:height="12.19cm" svg:x="1.4cm" svg:y="0.628cm" presentation:class="subtitle">
          <draw:text-box>
            <text:p>Dans un tableau de proportionnalité, quelle méthode peut-on utiliser ?</text:p>
            <text:p><text:s text:c="3"/>- A) Le produit en croix.</text:p>
            <text:p><text:s text:c="3"/>- B) La somme en croix.</text:p>
            <text:p><text:s text:c="3"/>- C) La division en croix.</text:p>
            <text:p><text:s text:c="3"/>- D) La multiplication en croix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32">
        <draw:frame presentation:style-name="pr3" draw:text-style-name="P3" draw:layer="layout" svg:width="25.199cm" svg:height="12.19cm" svg:x="1.4cm" svg:y="0.628cm" presentation:class="subtitle">
          <draw:text-box>
            <text:p>Si a et b sont dans le ratio i : j, alors a/b =</text:p>
            <text:p><text:s text:c="3"/>- A) i/j</text:p>
            <text:p><text:s text:c="3"/>- B) j/i</text:p>
            <text:p><text:s text:c="3"/>- C) i x j</text:p>
            <text:p><text:s text:c="3"/>- D) i + j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32">
        <draw:frame presentation:style-name="pr3" draw:text-style-name="P3" draw:layer="layout" svg:width="25.199cm" svg:height="12.19cm" svg:x="1.4cm" svg:y="0.628cm" presentation:class="subtitle">
          <draw:text-box>
            <text:p>Calculer t % d'une quantité revient à :</text:p>
            <text:p><text:s text:c="3"/>- A) Multiplier cette quantité par t/100.</text:p>
            <text:p><text:s text:c="3"/>- B) Diviser cette quantité par t/100.</text:p>
            <text:p><text:s text:c="3"/>- C) Ajouter t à cette quantité.</text:p>
            <text:p><text:s text:c="3"/>- D) Soustraire t de cette quantité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32">
        <draw:frame presentation:style-name="pr3" draw:text-style-name="P3" draw:layer="layout" svg:width="25.199cm" svg:height="12.19cm" svg:x="1.4cm" svg:y="0.628cm" presentation:class="subtitle">
          <draw:text-box>
            <text:p>Augmenter une quantité de t % revient à :</text:p>
            <text:p><text:s text:c="3"/>- A) La multiplier par 1 + t/100.</text:p>
            <text:p><text:span text:style-name="T3"><text:s text:c="3"/></text:span><text:span text:style-name="T3">- B) La multiplier par 1 - </text:span>t/100.</text:p>
            <text:p><text:span text:style-name="T3"><text:s text:c="3"/></text:span><text:span text:style-name="T3">- C) La multiplier par </text:span>t/100.</text:p>
            <text:p><text:s text:c="3"/>- D) La multiplier par t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32">
        <draw:frame presentation:style-name="pr3" draw:text-style-name="P3" draw:layer="layout" svg:width="25.199cm" svg:height="12.19cm" svg:x="1.4cm" svg:y="0.628cm" presentation:class="subtitle">
          <draw:text-box>
            <text:p text:style-name="P4">Réduire une quantité de t % revient à :</text:p>
            <text:p text:style-name="P4"><text:s text:c="3"/>- A) La multiplier par 1 + t/100.</text:p>
            <text:p text:style-name="P4"><text:span text:style-name="T3"><text:s text:c="3"/></text:span><text:span text:style-name="T3">- B) La multiplier par 1 - </text:span>t/100.</text:p>
            <text:p text:style-name="P4"><text:span text:style-name="T3"><text:s text:c="3"/></text:span><text:span text:style-name="T3">- C) La multiplier par </text:span>t/100.</text:p>
            <text:p text:style-name="P4"><text:s text:c="3"/>- D) La multiplier par t.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32">
        <draw:frame presentation:style-name="pr3" draw:text-style-name="P3" draw:layer="layout" svg:width="25.199cm" svg:height="12.19cm" svg:x="1.4cm" svg:y="0.628cm" presentation:class="subtitle">
          <draw:text-box>
            <text:p><text:s/>Si une quantité augmente de 10 % puis diminue de 10 %, elle :</text:p>
            <text:p><text:s text:c="3"/>- A) Est égale à sa valeur de départ.</text:p>
            <text:p><text:s text:c="3"/>- B) Est supérieure à sa valeur de départ.</text:p>
            <text:p><text:s text:c="3"/>- C) Est inférieure à sa valeur de départ.</text:p>
            <text:p><text:s text:c="3"/>- D) Est impossible à déterminer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fr" fo:country="FR" style:letter-kerning="true" style:font-name-asian="F" style:font-family-generic-asian="roman" style:font-size-asian="12pt" style:language-asian="zh" style:country-asian="CN" style:font-name-complex="Lucida Sans1" style:font-family-complex="'Lucida Sans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Lucida Sans2" style:font-family-complex="'Lucida Sans'" style:font-family-generic-complex="swiss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Lucida Sans2" style:font-family-complex="'Lucida Sans'" style:font-family-generic-complex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8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8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8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06T09:17:18.364000000</meta:creation-date>
    <dc:date>2025-03-06T11:10:09.795000000</dc:date>
    <meta:editing-duration>PT1H52M53S</meta:editing-duration>
    <meta:editing-cycles>2</meta:editing-cycles>
    <meta:generator>LibreOffice/7.4.3.2$Windows_X86_64 LibreOffice_project/1048a8393ae2eeec98dff31b5c133c5f1d08b890</meta:generator>
    <meta:document-statistic meta:object-count="45"/>
  </office:meta>
</office:document-meta>
</file>